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Text_20_body" style:list-style-name="L36">
      <style:paragraph-properties fo:margin-top="0in" fo:margin-bottom="0in"/>
    </style:style>
    <style:style style:name="P43" style:family="paragraph" style:parent-style-name="Text_20_body" style:list-style-name="L37">
      <style:paragraph-properties fo:margin-top="0in" fo:margin-bottom="0in"/>
    </style:style>
    <style:style style:name="P44" style:family="paragraph" style:parent-style-name="Text_20_body" style:list-style-name="L38">
      <style:paragraph-properties fo:margin-top="0in" fo:margin-bottom="0in"/>
    </style:style>
    <style:style style:name="P45" style:family="paragraph" style:parent-style-name="Text_20_body" style:list-style-name="L39">
      <style:paragraph-properties fo:margin-top="0in" fo:margin-bottom="0in"/>
    </style:style>
    <style:style style:name="P46" style:family="paragraph" style:parent-style-name="Text_20_body" style:list-style-name="L40">
      <style:paragraph-properties fo:margin-top="0in" fo:margin-bottom="0in"/>
    </style:style>
    <style:style style:name="P47" style:family="paragraph" style:parent-style-name="Text_20_body" style:list-style-name="L41">
      <style:paragraph-properties fo:margin-top="0in" fo:margin-bottom="0in"/>
    </style:style>
    <style:style style:name="P48" style:family="paragraph" style:parent-style-name="Text_20_body" style:list-style-name="L42">
      <style:paragraph-properties fo:margin-top="0in" fo:margin-bottom="0in"/>
    </style:style>
    <style:style style:name="P49" style:family="paragraph" style:parent-style-name="Text_20_body" style:list-style-name="L43">
      <style:paragraph-properties fo:margin-top="0in" fo:margin-bottom="0in"/>
    </style:style>
    <style:style style:name="P50" style:family="paragraph" style:parent-style-name="Text_20_body" style:list-style-name="L44">
      <style:paragraph-properties fo:margin-top="0in" fo:margin-bottom="0in"/>
    </style:style>
    <style:style style:name="P51" style:family="paragraph" style:parent-style-name="Text_20_body" style:list-style-name="L45">
      <style:paragraph-properties fo:margin-top="0in" fo:margin-bottom="0in"/>
    </style:style>
    <style:style style:name="P52" style:family="paragraph" style:parent-style-name="Text_20_body" style:list-style-name="L46">
      <style:paragraph-properties fo:margin-top="0in" fo:margin-bottom="0in"/>
    </style:style>
    <style:style style:name="P53" style:family="paragraph" style:parent-style-name="Text_20_body" style:list-style-name="L47">
      <style:paragraph-properties fo:margin-top="0in" fo:margin-bottom="0in"/>
    </style:style>
    <style:style style:name="P54" style:family="paragraph" style:parent-style-name="Text_20_body" style:list-style-name="L48">
      <style:paragraph-properties fo:margin-top="0in" fo:margin-bottom="0in"/>
    </style:style>
    <style:style style:name="P55" style:family="paragraph" style:parent-style-name="Text_20_body" style:list-style-name="L49">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9660*"/>
    </style:style>
    <style:style style:name="Table1.B" style:family="table-column">
      <style:table-column-properties style:rel-column-width="17476*"/>
    </style:style>
    <style:style style:name="Table1.C" style:family="table-column">
      <style:table-column-properties style:rel-column-width="28398*"/>
    </style:style>
  </office:automatic-styles>
  <office:body>
    <office:text>
      <text:h text:style-name="Heading_20_1" text:outline-level="1"><text:bookmark-start text:name="noa-executivecommanderchiefagent"/>NOA — ExecutiveCommanderChiefAgent<text:bookmark-end text:name="noa-executivecommanderchiefagent"/></text:h>
      <text:h text:style-name="Heading_20_2" text:outline-level="2"><text:bookmark-start text:name="definition-purpose"/>Definition &amp; Purpose<text:bookmark-end text:name="definition-purpose"/></text:h>
      <text:p text:style-name="First_20_paragraph">NOA (sometimes called the <text:span text:style-name="T1">ExecutiveCommanderChiefAgent</text:span>) is the top‑level orchestrator of the <text:span text:style-name="T1">ark‑os‑noa</text:span> platform. It acts like a CEO for the agent ecosystem: it translates high‑level business goals into concrete plans, delegates work to Board Agents and <text:span text:style-name="T1">MicroAgentStacks</text:span>, and ensures that every deliverable meets business, technical, and compliance requirements.</text:p>
      <text:h text:style-name="Heading_20_2" text:outline-level="2"><text:bookmark-start text:name="framework"/>Framework<text:bookmark-end text:name="framework"/></text:h>
      <text:list text:style-name="L1">
        <text:list-item>
          <text:p text:style-name="P1"><text:span text:style-name="T1">Inputs:</text:span> high‑level goals, success criteria, budgets, SLAs, risk appetite and constraints. NOA normalises these into a <text:span text:style-name="T1">WorkPlan</text:span>. Each plan captures tasks, checkpoints, deadlines and deliverables.</text:p>
        </text:list-item>
        <text:list-item>
          <text:p text:style-name="P1"><text:span text:style-name="T1">Outputs:</text:span> action plans, stack assignments, acceptance tests and post‑mortems. For each goal NOA produces a package of artefacts (e.g. zip file and compiled PDF).</text:p>
        </text:list-item>
        <text:list-item>
          <text:p text:style-name="P1"><text:span text:style-name="T1">Control loop:</text:span> Sense → Plan → Act → Verify → Report. NOA constantly senses progress and risks, replans when necessary, acts by spawning or destroying <text:span text:style-name="T1">MicroAgentStacks</text:span>, verifies outputs against acceptance criteria, and finally reports to the business owner.</text:p>
        </text:list-item>
      </text:list>
      <text:h text:style-name="Heading_20_2" text:outline-level="2"><text:bookmark-start text:name="goals"/>Goals<text:bookmark-end text:name="goals"/></text:h>
      <text:list text:style-name="L2">
        <text:list-item>
          <text:p text:style-name="P2"><text:span text:style-name="T1">Disambiguate and decompose:</text:span> convert ambiguous goals into measurable objectives and step‑by‑step tasks.</text:p>
        </text:list-item>
        <text:list-item>
          <text:p text:style-name="P2"><text:span text:style-name="T1">Resource allocation:</text:span> assign Board Agents and MicroAgentStacks based on domain expertise, constraints and availability.</text:p>
        </text:list-item>
        <text:list-item>
          <text:p text:style-name="P2"><text:span text:style-name="T1">Policy enforcement:</text:span> apply safety, security and legal policies; ensure no Docker‑in‑Docker (<text:span text:style-name="T1">Capsule/Full‑Illusion</text:span> pattern) and maintain audit logs.</text:p>
        </text:list-item>
        <text:list-item>
          <text:p text:style-name="P2"><text:span text:style-name="T1">Model selection:</text:span> orchestrate <text:span text:style-name="T1">ModelSelectorAgents</text:span> to pick appropriate AI models for each task, balancing accuracy, latency and cost.</text:p>
        </text:list-item>
        <text:list-item>
          <text:p text:style-name="P2"><text:span text:style-name="T1">Packaging &amp; archiving:</text:span> guarantee that outputs are packaged into deliverable artefacts (zip + PDF) and stored internally.</text:p>
        </text:list-item>
      </text:list>
      <text:h text:style-name="Heading_20_2" text:outline-level="2"><text:bookmark-start text:name="capabilities"/>Capabilities<text:bookmark-end text:name="capabilities"/></text:h>
      <text:list text:style-name="L3">
        <text:list-item>
          <text:p text:style-name="P3"><text:span text:style-name="T1">Decomposition &amp; scheduling:</text:span> build dependency graphs, schedule tasks across stacks and board seats, and respect deadlines.</text:p>
        </text:list-item>
        <text:list-item>
          <text:p text:style-name="P3"><text:span text:style-name="T1">Auto‑retry &amp; escalation:</text:span> detect failures or blockers and retry tasks with backoff; when automation fails, summarise context and ask for human input.</text:p>
        </text:list-item>
        <text:list-item>
          <text:p text:style-name="P3"><text:span text:style-name="T1">Observability:</text:span> generate unique run IDs, attach traces and metrics, and centralise logs for all stacks.</text:p>
        </text:list-item>
        <text:list-item>
          <text:p text:style-name="P3"><text:span text:style-name="T1">Safety &amp; compliance:</text:span> enforce licensing, vulnerability thresholds and secret scanning. Use outer BuildKit and containerd with sidecars rather than nested containers to avoid security risks【43537238352704†L1068-L1088】.</text:p>
        </text:list-item>
      </text:list>
      <text:h text:style-name="Heading_20_2" text:outline-level="2"><text:bookmark-start text:name="objects-definitions"/>Objects &amp; Definitions<text:bookmark-end text:name="objects-definitions"/></text:h>
      <text:list text:style-name="L4">
        <text:list-item>
          <text:p text:style-name="P4"><text:span text:style-name="T1">WorkPlan:</text:span> a structured representation of a goal → tasks → checkpoints → deliverables → review gates.</text:p>
        </text:list-item>
        <text:list-item>
          <text:p text:style-name="P4"><text:span text:style-name="T1">Assignment:</text:span> mapping between Board Agents, MicroAgentStacks and tasks; includes SLAs and ownership.</text:p>
        </text:list-item>
        <text:list-item>
          <text:p text:style-name="P4"><text:span text:style-name="T1">Trace:</text:span> evidence of inputs, actions, tools, models and outputs for audit and reproducibility.</text:p>
        </text:list-item>
      </text:list>
      <text:h text:style-name="Heading_20_2" text:outline-level="2"><text:bookmark-start text:name="lifecycle"/>Lifecycle<text:bookmark-end text:name="lifecycle"/></text:h>
      <text:list text:style-name="L5">
        <text:list-item>
          <text:p text:style-name="P5"><text:span text:style-name="T1">Intake &amp; Normalise:</text:span> accept a business goal and convert it into a WorkPlan.</text:p>
        </text:list-item>
        <text:list-item>
          <text:p text:style-name="P5"><text:span text:style-name="T1">Resource Match:</text:span> choose which Board Agents and stacks are needed and spin them up.</text:p>
        </text:list-item>
        <text:list-item>
          <text:p text:style-name="P5"><text:span text:style-name="T1">Execution:</text:span> coordinate tasks across microservices; check progress with periodic checkpoints.</text:p>
        </text:list-item>
        <text:list-item>
          <text:p text:style-name="P5"><text:span text:style-name="T1">Validation &amp; Packaging:</text:span> verify results, run security and licence scans, and package deliverables.</text:p>
        </text:list-item>
        <text:list-item>
          <text:p text:style-name="P5"><text:span text:style-name="T1">Report &amp; Archive:</text:span> summarise results, produce a post‑run report, archive artefacts with retention policies.</text:p>
        </text:list-item>
      </text:list>
      <text:h text:style-name="Heading_20_2" text:outline-level="2"><text:bookmark-start text:name="tools-resources"/>Tools &amp; Resources<text:bookmark-end text:name="tools-resources"/></text:h>
      <text:p text:style-name="First_20_paragraph">NOA can invoke various tools through subordinate agents, including: web research, code &amp; data analysis, file search, and automations. It delegates model selection to ModelSelectorAgents and leverages microservices to execute tasks. It works with the internal data plane (OCI registry, MinIO, Postgres/pgvector, Supabase) to store and retrieve artefacts, always within the trust boundary.# Board Agents — Executive Team of ark‑os‑noa</text:p>
      <text:h text:style-name="Heading_20_2" text:outline-level="2"><text:bookmark-start text:name="definition-role"/>Definition &amp; Role<text:bookmark-end text:name="definition-role"/></text:h>
      <text:p text:style-name="First_20_paragraph">The <text:span text:style-name="T1">Board Agents</text:span> sit at the top of the <text:span text:style-name="T1">ark‑os‑noa</text:span> organisation just below NOA. They are analogous to an executive board in a company: each agent owns a domain (strategy, operations, finance, legal, security, partnerships, research) and has authority to commission <text:span text:style-name="T1">MicroAgentStacks</text:span> to execute work. By design they are <text:span text:style-name="T2">few in number</text:span> but <text:span text:style-name="T2">broad in scope</text:span>—their purpose is to translate NOA’s vision into specific missions, ensure alignment with ElementArk/DeFlex’s business model, and provide governance across all stacks and agents.</text:p>
      <text:h text:style-name="Heading_20_2" text:outline-level="2"><text:bookmark-start text:name="roster-responsibilities"/>Roster &amp; Responsibilities<text:bookmark-end text:name="roster-responsibilities"/></text:h>
      <text:list text:style-name="L6">
        <text:list-item>
          <text:p text:style-name="P6"><text:span text:style-name="T1">Strategy/CTO Agent</text:span> – Sets technical direction: system architecture, Capsule (Full‑Illusion) adoption, environment policies (no Docker‑in‑Docker), cohesion across services.</text:p>
        </text:list-item>
        <text:list-item>
          <text:p text:style-name="P6"><text:span text:style-name="T1">COO Agent</text:span> – Owns operational runbooks, SLAs, scheduling and change management. Coordinates delivery timelines and resource utilisation.</text:p>
        </text:list-item>
        <text:list-item>
          <text:p text:style-name="P6"><text:span text:style-name="T1">CFO/FinOps Agent</text:span> – Manages budgets and spend telemetry. Optimises cost across compute, storage and model usage.</text:p>
        </text:list-item>
        <text:list-item>
          <text:p text:style-name="P6"><text:span text:style-name="T1">Legal/Compliance Agent</text:span> – Ensures licence compliance, data governance, export controls and regulatory adherence. Maintains policy frameworks.</text:p>
        </text:list-item>
        <text:list-item>
          <text:p text:style-name="P6"><text:span text:style-name="T1">Security Agent</text:span> – Enforces secrets management, supply‑chain security, SBOM attestation and vulnerability thresholds. Gatekeeper for risk.</text:p>
        </text:list-item>
        <text:list-item>
          <text:p text:style-name="P6"><text:span text:style-name="T1">Growth/Partnerships Agent</text:span> – Curates ingestion roadmaps for repos, APIs and CRMs; drives ecosystem strategy and partnership integrations.</text:p>
        </text:list-item>
        <text:list-item>
          <text:p text:style-name="P6"><text:span text:style-name="T1">Digest Agent (R&amp;D)</text:span> – Sits on the board as the research arm. Its role is to <text:span text:style-name="T2">digest everything</text:span> (code, data, SaaS, models) and surface insights. See <text:span text:style-name="Source_Text">digest_agent.md</text:span> for details.</text:p>
        </text:list-item>
      </text:list>
      <text:h text:style-name="Heading_20_2" text:outline-level="2"><text:bookmark-start text:name="operating-rules"/>Operating Rules<text:bookmark-end text:name="operating-rules"/></text:h>
      <text:list text:style-name="L7">
        <text:list-item>
          <text:p text:style-name="P7"><text:span text:style-name="T1">Delegation:</text:span> Board Agents can spin up one or more <text:span text:style-name="T1">MicroAgentStacks</text:span> to accomplish tasks. Each stack has its own <text:span text:style-name="T1">CommandChiefAgent</text:span> orchestrating the details, leaving the Board Agent to focus on strategy and oversight.</text:p>
        </text:list-item>
        <text:list-item>
          <text:p text:style-name="P7"><text:span text:style-name="T1">Specialisation:</text:span> When a task requires sophisticated model selection, a Board Agent requests a <text:span text:style-name="T1">ModelSelectorAgent</text:span> to choose the most appropriate AI model or tool. This ensures tasks are executed with the right balance of cost, latency and accuracy.</text:p>
        </text:list-item>
        <text:list-item>
          <text:p text:style-name="P7"><text:span text:style-name="T1">Governance:</text:span> Board Agents enforce policies across stacks—licensing, vulnerability gates, security posture, and budget limits. They maintain decision logs and risk registers for audit.</text:p>
        </text:list-item>
        <text:list-item>
          <text:p text:style-name="P7"><text:span text:style-name="T1">Parallelism:</text:span> Multiple stacks can run concurrently. Board Agents schedule tasks to maximise throughput while respecting resource constraints.</text:p>
        </text:list-item>
      </text:list>
      <text:h text:style-name="Heading_20_2" text:outline-level="2"><text:bookmark-start text:name="capabilities-1"/>Capabilities<text:bookmark-end text:name="capabilities-1"/></text:h>
      <text:list text:style-name="L8">
        <text:list-item>
          <text:p text:style-name="P8"><text:span text:style-name="T1">Multi‑project scheduling:</text:span> assign and monitor numerous tasks across different domains and stacks; handle dependencies and deadlines.</text:p>
        </text:list-item>
        <text:list-item>
          <text:p text:style-name="P8"><text:span text:style-name="T1">Cross‑repo initiatives:</text:span> coordinate wide‑sweep digest operations (e.g., SBOM/security posture across all repos) by commissioning multiple stacks.</text:p>
        </text:list-item>
        <text:list-item>
          <text:p text:style-name="P8"><text:span text:style-name="T1">Program governance:</text:span> maintain an overarching view of risks, mitigations, budget spend, and deliverable quality.</text:p>
        </text:list-item>
        <text:list-item>
          <text:p text:style-name="P8"><text:span text:style-name="T1">Policy enforcement:</text:span> integrate security scanners, licence gates, and compliance checks into the workflow.</text:p>
        </text:list-item>
      </text:list>
      <text:h text:style-name="Heading_20_2" text:outline-level="2"><text:bookmark-start text:name="tools-signals"/>Tools &amp; Signals<text:bookmark-end text:name="tools-signals"/></text:h>
      <text:p text:style-name="First_20_paragraph">Board Agents interact with the system through:</text:p>
      <text:list text:style-name="L9">
        <text:list-item>
          <text:p text:style-name="P9"><text:span text:style-name="T1">Research &amp; analysis tools:</text:span> for web search, code parsing and data exploration within the current year’s context.</text:p>
        </text:list-item>
        <text:list-item>
          <text:p text:style-name="P9"><text:span text:style-name="T1">Change control &amp; telemetry:</text:span> CI/CD gates, policy engines (e.g. OPA), vulnerability scanners and cost dashboards.</text:p>
        </text:list-item>
        <text:list-item>
          <text:p text:style-name="P9"><text:span text:style-name="T1">Observability feeds:</text:span> real‑time traces, metrics and logs aggregated from MicroAgentStacks and sidecars. These signals inform decisions on scaling up/down stacks or raising alerts.</text:p>
        </text:list-item>
      </text:list>
      <text:h text:style-name="Heading_20_2" text:outline-level="2"><text:bookmark-start text:name="relationship-to-other-components"/>Relationship to Other Components<text:bookmark-end text:name="relationship-to-other-components"/></text:h>
      <text:list text:style-name="L10">
        <text:list-item>
          <text:p text:style-name="P10"><text:span text:style-name="T1">NOA:</text:span> Board Agents receive missions from NOA and report status back. They provide domain expertise and enforce governance while letting NOA handle high‑level planning and cross‑domain coordination.</text:p>
        </text:list-item>
        <text:list-item>
          <text:p text:style-name="P10"><text:span text:style-name="T1">MicroAgentStacks:</text:span> Board Agents are the owners of stacks. They commission stacks to achieve defined objectives and decommission them when tasks complete. Each stack operates autonomously but reports progress to its Board Agent.</text:p>
        </text:list-item>
        <text:list-item>
          <text:p text:style-name="P10"><text:span text:style-name="T1">ModelSelectorAgents:</text:span> When tasks require AI model inference, Board Agents request a ModelSelector to choose among local or hosted models. The selection is recorded in the trace for audit.</text:p>
        </text:list-item>
        <text:list-item>
          <text:p text:style-name="P10"><text:span text:style-name="T1">Digest Agent:</text:span> The Digest Agent is part of the Board but behaves like an R&amp;D lab—collecting raw information, synthesising knowledge graphs and summarising findings for the board to act on.</text:p>
        </text:list-item>
      </text:list>
      <text:p text:style-name="First_20_paragraph">By keeping the Board Agents separate from execution details yet close enough to enforce policy, ark‑os‑noa achieves a balance between <text:span text:style-name="T1">strategic oversight</text:span> and <text:span text:style-name="T1">operational agility</text:span>. # ModelSelectorAgents — Choosing the Right Tool for the Job</text:p>
      <text:h text:style-name="Heading_20_2" text:outline-level="2"><text:bookmark-start text:name="purpose"/>Purpose<text:bookmark-end text:name="purpose"/></text:h>
      <text:p text:style-name="First_20_paragraph">A <text:span text:style-name="T1">ModelSelectorAgent</text:span> specialises in selecting the best AI model or tool for a given task. In the context of ark‑os‑noa, tasks vary widely—from reasoning and planning, to code analysis, to data transformation. Selecting the wrong model can waste resources or compromise privacy. The ModelSelector provides an intelligent arbitration layer, helping Board Agents and <text:span text:style-name="T1">MicroAgentStacks</text:span> achieve high quality results while respecting cost, latency and privacy constraints.</text:p>
      <text:h text:style-name="Heading_20_2" text:outline-level="2"><text:bookmark-start text:name="framework-1"/>Framework<text:bookmark-end text:name="framework-1"/></text:h>
      <text:list text:style-name="L11">
        <text:list-item>
          <text:p text:style-name="P11"><text:span text:style-name="T1">Inputs:</text:span> Each call to a ModelSelector includes a task description, input size (e.g. document length, number of files), the privacy tier (public, sensitive, confidential), latency budget, and a cost cap. These parameters come from the requesting agent (often a Board Agent or CommandChiefAgent).</text:p>
        </text:list-item>
        <text:list-item>
          <text:p text:style-name="P11"><text:span text:style-name="T1">Decision Graph:</text:span> The ModelSelector applies a decision graph:</text:p>
          <text:list text:style-name="L12">
            <text:list-item>
              <text:p text:style-name="P12"><text:span text:style-name="T1">Task classification</text:span> – Is this reasoning/planning, bulk transformation, code/data manipulation, or something else?</text:p>
            </text:list-item>
            <text:list-item>
              <text:p text:style-name="P12"><text:span text:style-name="T1">Complexity estimation</text:span> – How large or intricate is the input? This influences whether to use a bigger model or a lightweight one.</text:p>
            </text:list-item>
            <text:list-item>
              <text:p text:style-name="P12"><text:span text:style-name="T1">Model/Tool selection</text:span> – Choose from a catalogue of available models (remote APIs, local models served via llama.cpp/Ollama, code runners, data converters) using heuristics or learned policies.</text:p>
            </text:list-item>
            <text:list-item>
              <text:p text:style-name="P12"><text:span text:style-name="T1">Guardrails assertion</text:span> – Check licensing, privacy levels and security requirements. For example, confidential data must stay on‑prem and use local models.</text:p>
            </text:list-item>
          </text:list>
        </text:list-item>
        <text:list-item>
          <text:p text:style-name="P11"><text:span text:style-name="T1">Outputs:</text:span> A plan specifying the chosen model or tool, the expected cost/latency, and a rationale. The rationale becomes part of the execution <text:span text:style-name="T1">Trace</text:span>, enabling auditing and future optimisation.</text:p>
        </text:list-item>
      </text:list>
      <text:h text:style-name="Heading_20_2" text:outline-level="2"><text:bookmark-start text:name="default-policy"/>Default Policy<text:bookmark-end text:name="default-policy"/></text:h>
      <text:p text:style-name="First_20_paragraph">The default policy can be tuned, but common guidelines include:</text:p>
      <text:list text:style-name="L13">
        <text:list-item>
          <text:p text:style-name="P13"><text:span text:style-name="T1">Reasoning / Planning tasks:</text:span> Use high‑quality generalist models (e.g. GPT‑5). These tasks benefit from advanced reasoning and tolerance for slower latency when results matter.</text:p>
        </text:list-item>
        <text:list-item>
          <text:p text:style-name="P13"><text:span text:style-name="T1">Bulk transforms / formatting:</text:span> Use fast, cost‑efficient models; they handle repetitive conversions without needing deep reasoning.</text:p>
        </text:list-item>
        <text:list-item>
          <text:p text:style-name="P13"><text:span text:style-name="T1">Code &amp; data tasks:</text:span> Prefer dedicated code analysis tools or local runtimes for safety. Use sandboxed execution to evaluate code or parse data. Employ smaller codex models when summarising code.</text:p>
        </text:list-item>
        <text:list-item>
          <text:p text:style-name="P13"><text:span text:style-name="T1">Offline/local fallbacks:</text:span> If the privacy tier demands on‑prem processing or if network latency is unacceptable, use local models served via llama.cpp, vLLM or similar frameworks. This reduces latency and eliminates external data exposure.</text:p>
        </text:list-item>
      </text:list>
      <text:h text:style-name="Heading_20_2" text:outline-level="2"><text:bookmark-start text:name="tools-telemetry"/>Tools &amp; Telemetry<text:bookmark-end text:name="tools-telemetry"/></text:h>
      <text:list text:style-name="L14">
        <text:list-item>
          <text:p text:style-name="P14"><text:span text:style-name="T1">Model catalogues:</text:span> The selector maintains metadata about available models—accuracy, context limits, token costs, latency benchmarks, licensing and hardware requirements. It syncs with the local model server and remote provider APIs.</text:p>
        </text:list-item>
        <text:list-item>
          <text:p text:style-name="P14"><text:span text:style-name="T1">Cost/latency forecaster:</text:span> Predicts cost and latency using historical telemetry and dynamic system load. This helps decide when to use a cheaper but slower model vs. a more expensive high‑performance one.</text:p>
        </text:list-item>
        <text:list-item>
          <text:p text:style-name="P14"><text:span text:style-name="T1">Performance feedback:</text:span> The selector ingests feedback after tasks complete (e.g. success, error rate, user satisfaction). Over time it learns to better match tasks to models.</text:p>
        </text:list-item>
      </text:list>
      <text:h text:style-name="Heading_20_2" text:outline-level="2"><text:bookmark-start text:name="relationship-to-other-components-1"/>Relationship to Other Components<text:bookmark-end text:name="relationship-to-other-components-1"/></text:h>
      <text:list text:style-name="L15">
        <text:list-item>
          <text:p text:style-name="P15"><text:span text:style-name="T1">Board Agents:</text:span> Request ModelSelector assistance when their tasks involve AI/ML. They set budgets and specify privacy tiers. The ModelSelector returns a plan and rationale.</text:p>
        </text:list-item>
        <text:list-item>
          <text:p text:style-name="P15"><text:span text:style-name="T1">MicroAgentStacks:</text:span> CommandChiefAgents invoke ModelSelectors inside their stacks when a task requires AI processing. This ensures each stack uses consistent policies and optimal models.</text:p>
        </text:list-item>
        <text:list-item>
          <text:p text:style-name="P15"><text:span text:style-name="T1">NOA:</text:span> Maintains overarching policies for model selection (allowed licences, vulnerability gates, GPU quotas). The ModelSelector enforces these policies and logs decisions back to NOA’s audit trail.</text:p>
        </text:list-item>
      </text:list>
      <text:h text:style-name="Heading_20_2" text:outline-level="2"><text:bookmark-start text:name="benefits"/>Benefits<text:bookmark-end text:name="benefits"/></text:h>
      <text:list text:style-name="L16">
        <text:list-item>
          <text:p text:style-name="P16"><text:span text:style-name="T1">Efficiency:</text:span> Avoids blindly calling the largest or default model for every task, saving compute and cost.</text:p>
        </text:list-item>
        <text:list-item>
          <text:p text:style-name="P16"><text:span text:style-name="T1">Compliance:</text:span> Ensures tasks adhere to privacy and licensing requirements—confidential data stays internal.</text:p>
        </text:list-item>
        <text:list-item>
          <text:p text:style-name="P16"><text:span text:style-name="T1">Transparency:</text:span> Provides a clear rationale for each selection so decisions can be audited and improved.</text:p>
        </text:list-item>
        <text:list-item>
          <text:p text:style-name="P16"><text:span text:style-name="T1">Extensibility:</text:span> New models or tools can be added to the catalogue; the decision graph can be refined with new criteria or learned policies.</text:p>
        </text:list-item>
      </text:list>
      <text:p text:style-name="First_20_paragraph">By delegating model/tool choice to a dedicated ModelSelectorAgent, ark‑os‑noa keeps business logic and AI expertise separate, resulting in better outcomes and traceable decisions. # MicroAgentStack — Cooperative Work Pods</text:p>
      <text:h text:style-name="Heading_20_2" text:outline-level="2"><text:bookmark-start text:name="definition"/>Definition<text:bookmark-end text:name="definition"/></text:h>
      <text:p text:style-name="First_20_paragraph">A <text:span text:style-name="T1">MicroAgentStack</text:span> is a deployable cluster of cooperative agents assembled to accomplish a bounded objective. Think of it as a project team spun up on demand: each stack has its own <text:span text:style-name="T1">CommandChiefAgent</text:span> (the stack master), a set of specialised Operators, Adapters and Guards, and a dedicated workspace. Stacks can be created, scaled and destroyed rapidly, making them the primary execution units within ark‑os‑noa.</text:p>
      <text:h text:style-name="Heading_20_2" text:outline-level="2"><text:bookmark-start text:name="composition"/>Composition<text:bookmark-end text:name="composition"/></text:h>
      <text:list text:style-name="L17">
        <text:list-item>
          <text:p text:style-name="P17"><text:span text:style-name="T1">CommandChiefAgent (Stack Master):</text:span> Orchestrates the stack, decomposes tasks, assigns work to subordinate agents, monitors progress, resolves conflicts and enforces SLAs.</text:p>
        </text:list-item>
        <text:list-item>
          <text:p text:style-name="P17"><text:span text:style-name="T1">Operators:</text:span> Specialised agents that perform specific functions. Examples include code runners (execute code), data wranglers (transform data), doc generators (produce reports), testers (run unit/integration tests) and packagers (build zips, PDFs).</text:p>
        </text:list-item>
        <text:list-item>
          <text:p text:style-name="P17"><text:span text:style-name="T1">Adapters:</text:span> Connectors to external systems (repos, CRMs, APIs) and publishers to internal services (registry, MinIO, Postgres). Adapters abstract away details like auth and rate‑limits.</text:p>
        </text:list-item>
        <text:list-item>
          <text:p text:style-name="P17"><text:span text:style-name="T1">Guards:</text:span> Policy enforcement points—security scanners, licence checkers, quality gates. They ensure the stack adheres to policies defined by NOA and the Board Agents.</text:p>
        </text:list-item>
      </text:list>
      <text:h text:style-name="Heading_20_2" text:outline-level="2"><text:bookmark-start text:name="goals-1"/>Goals<text:bookmark-end text:name="goals-1"/></text:h>
      <text:list text:style-name="L18">
        <text:list-item>
          <text:p text:style-name="P18"><text:span text:style-name="T1">Deliver end‑to‑end outcomes:</text:span> A stack should own the entire life cycle of its objective—from cloning a repo to producing a digest report, from running tests to publishing a package.</text:p>
        </text:list-item>
        <text:list-item>
          <text:p text:style-name="P18"><text:span text:style-name="T1">Scale horizontally:</text:span> Multiple stacks can be spun up concurrently when tasks are independent or parallelisable. This enables large scale operations like digesting hundreds of repos simultaneously.</text:p>
        </text:list-item>
        <text:list-item>
          <text:p text:style-name="P18"><text:span text:style-name="T1">Clean teardown:</text:span> After completion, a stack cleans up its resources (containers, temporary volumes) and archives logs, SBOMs and artefacts with proper retention policies.</text:p>
        </text:list-item>
      </text:list>
      <text:h text:style-name="Heading_20_2" text:outline-level="2"><text:bookmark-start text:name="lifecycle-1"/>Lifecycle<text:bookmark-end text:name="lifecycle-1"/></text:h>
      <text:list text:style-name="L19">
        <text:list-item>
          <text:p text:style-name="P19"><text:span text:style-name="T1">Bootstrap:</text:span> Given inputs (e.g. repo URL, CRM base URL, model list), the CommandChiefAgent creates a <text:span text:style-name="T1">WorkPlan</text:span>, prepares the environment and mounts necessary sidecars. It avoids Docker‑in‑Docker by using <text:span text:style-name="T1">Capsule</text:span> sidecars to talk to the outer BuildKit/containerd environment【43537238352704†L1068-L1088】.</text:p>
        </text:list-item>
        <text:list-item>
          <text:p text:style-name="P19"><text:span text:style-name="T1">Execute:</text:span> The stack runs its Operators in parallel where possible. Retrying tasks with exponential backoff ensures resilience; failures trigger controlled retries or escalation to the Board Agent.</text:p>
        </text:list-item>
        <text:list-item>
          <text:p text:style-name="P19"><text:span text:style-name="T1">Validate:</text:span> Once tasks finish, Guards run acceptance tests (e.g. unit tests, SBOM scans, licence checks) and produce human‑readable summaries. If acceptance criteria fail, the stack either retries or fails the WorkPlan.</text:p>
        </text:list-item>
        <text:list-item>
          <text:p text:style-name="P19"><text:span text:style-name="T1">Package:</text:span> On success, the stack assembles outputs into deliverables (zip file, compiled PDF, JSON indices). It updates internal registries (OCI images, Postgres metadata, vector DB) and publishes logs and traces.</text:p>
        </text:list-item>
        <text:list-item>
          <text:p text:style-name="P19"><text:span text:style-name="T1">Archive:</text:span> The stack removes its runtime environment and persists all logs, SBOMs, run IDs, and checksums. Retention policies decide how long to keep each artefact.</text:p>
        </text:list-item>
      </text:list>
      <text:h text:style-name="Heading_20_2" text:outline-level="2"><text:bookmark-start text:name="oneliners-conventions"/>One‑liners &amp; Conventions<text:bookmark-end text:name="oneliners-conventions"/></text:h>
      <text:list text:style-name="L20">
        <text:list-item>
          <text:p text:style-name="P20">Stacks are named by timestamps or descriptive identifiers (e.g. <text:span text:style-name="Source_Text">stack‑20250822‑103045</text:span>).</text:p>
        </text:list-item>
        <text:list-item>
          <text:p text:style-name="P20">They maintain their own directory structure (<text:span text:style-name="Source_Text">in/</text:span>, <text:span text:style-name="Source_Text">work/</text:span>, <text:span text:style-name="Source_Text">out/</text:span>, <text:span text:style-name="Source_Text">logs/</text:span>) for clarity and reproducibility.</text:p>
        </text:list-item>
        <text:list-item>
          <text:p text:style-name="P20">Each stack produces a unique run ID and attaches it to all outputs and logs for traceability.</text:p>
        </text:list-item>
      </text:list>
      <text:h text:style-name="Heading_20_2" text:outline-level="2"><text:bookmark-start text:name="relationship-to-other-components-2"/>Relationship to Other Components<text:bookmark-end text:name="relationship-to-other-components-2"/></text:h>
      <text:list text:style-name="L21">
        <text:list-item>
          <text:p text:style-name="P21"><text:span text:style-name="T1">Board Agents:</text:span> Create and oversee stacks. Each stack reports to its Board Agent. Board Agents can run multiple stacks in parallel.</text:p>
        </text:list-item>
        <text:list-item>
          <text:p text:style-name="P21"><text:span text:style-name="T1">ModelSelectorAgents:</text:span> When a stack requires AI processing, the CommandChiefAgent requests a ModelSelector to choose the appropriate model and logs the rationale.</text:p>
        </text:list-item>
        <text:list-item>
          <text:p text:style-name="P21"><text:span text:style-name="T1">Digest Agent:</text:span> Often uses MicroAgentStacks to perform large‑scale digestions across many repos or datasets. Each stack digests one or more sources and returns results to the Digest Agent.</text:p>
        </text:list-item>
      </text:list>
      <text:p text:style-name="First_20_paragraph">MicroAgentStacks bring structure, scalability and reliability to ark‑os‑noa’s execution model. By isolating work into bounded pods, the system can handle complex, parallel workflows without turning into a monolith. # Digest Agent — R&amp;D Engine for ark‑os‑noa</text:p>
      <text:h text:style-name="Heading_20_2" text:outline-level="2"><text:bookmark-start text:name="role-position"/>Role &amp; Position<text:bookmark-end text:name="role-position"/></text:h>
      <text:p text:style-name="First_20_paragraph">The <text:span text:style-name="T1">Digest Agent</text:span> operates as the research and development arm of the Board Agents. Its primary mission is to “<text:span text:style-name="T2">digest everything</text:span>”—code repositories, datasets, documents, APIs, SaaS systems (including live CRMs) and even AI models. By analysing these sources, the Digest Agent extracts structured knowledge, builds semantic indices, and surfaces insights that inform strategic decisions. Though part of the Board, it behaves like a self‑contained lab, spinning up <text:span text:style-name="T1">MicroAgentStacks</text:span> to perform large‑scale digestions.</text:p>
      <text:h text:style-name="Heading_20_2" text:outline-level="2"><text:bookmark-start text:name="pipeline"/>Pipeline<text:bookmark-end text:name="pipeline"/></text:h>
      <text:list text:style-name="L22">
        <text:list-item>
          <text:p text:style-name="P22"><text:span text:style-name="T1">Discover:</text:span> Identify sources to digest. This includes scanning internal GitHub repos, listing connected APIs/CRMs, and reading the current model ingestion list. Discovery may rely on board directives or scheduled tasks.</text:p>
        </text:list-item>
        <text:list-item>
          <text:p text:style-name="P22"><text:span text:style-name="T1">Fetch:</text:span> Clone or synchronise the source material. For code repos, perform a shallow clone and gather dependency lock files. For CRMs or APIs, pull metadata and sample records while respecting rate limits. Handle authentication using secure tokens from the secrets manager.</text:p>
        </text:list-item>
        <text:list-item>
          <text:p text:style-name="P22"><text:span text:style-name="T1">Parse:</text:span> Use language‑specific parsers (Python AST, ts‑morph for JS/TS, go/ast, Rust syn, JavaParser) to analyse code and extract modules, functions, classes and call graphs. For API schemas, parse OpenAPI/GraphQL definitions. Build an <text:span text:style-name="T1">SBOM</text:span> to capture all packages and versions.</text:p>
        </text:list-item>
        <text:list-item>
          <text:p text:style-name="P22"><text:span text:style-name="T1">Analyze:</text:span> Generate embeddings for code, documentation and data using models selected via the <text:span text:style-name="T1">ModelSelectorAgent</text:span>. Build a <text:span text:style-name="T1">knowledge graph</text:span> linking functions, data structures, APIs and entities. Identify external API calls, config surfaces and extension points. Apply entity linking to unify references across sources.</text:p>
        </text:list-item>
        <text:list-item>
          <text:p text:style-name="P22"><text:span text:style-name="T1">Summarize:</text:span> Produce layered summaries: per file, per module, per repository and across repositories. Summaries highlight the system’s purpose, architecture, dependencies, risks and extension points. The Digest Agent uses LLMs to craft human‑readable reports and cross‑links to original sources.</text:p>
        </text:list-item>
        <text:list-item>
          <text:p text:style-name="P22"><text:span text:style-name="T1">Surface:</text:span> Publish outputs as markdown dossiers, dashboards and vector DB upserts. Persist <text:span text:style-name="Source_Text">profile.json</text:span>, <text:span text:style-name="Source_Text">system_card.md</text:span>, <text:span text:style-name="Source_Text">kg.json</text:span>, and embeddings. Offer search and retrieval APIs for downstream agents.</text:p>
        </text:list-item>
        <text:list-item>
          <text:p text:style-name="P22"><text:span text:style-name="T1">Secure:</text:span> Scan for secrets and vulnerabilities using tools like Trivy, Grype and Gitleaks. Classify findings by severity and quarantine sensitive information. Tag licences and export‑control flags【43537238352704†L1068-L1088】.</text:p>
        </text:list-item>
      </text:list>
      <text:h text:style-name="Heading_20_2" text:outline-level="2"><text:bookmark-start text:name="tools"/>Tools<text:bookmark-end text:name="tools"/></text:h>
      <text:list text:style-name="L23">
        <text:list-item>
          <text:p text:style-name="P23"><text:span text:style-name="T1">Web research:</text:span> limited to current‑year sources, retrieving official documentation and examples.</text:p>
        </text:list-item>
        <text:list-item>
          <text:p text:style-name="P23"><text:span text:style-name="T1">Language parsers &amp; AST tools:</text:span> Python’s <text:span text:style-name="Source_Text">ast</text:span>, TS’s <text:span text:style-name="Source_Text">ts‑morph</text:span>, Go’s <text:span text:style-name="Source_Text">go/ast</text:span>, Rust’s <text:span text:style-name="Source_Text">syn</text:span>, Java’s <text:span text:style-name="Source_Text">JavaParser</text:span>.</text:p>
        </text:list-item>
        <text:list-item>
          <text:p text:style-name="P23"><text:span text:style-name="T1">Security scanners:</text:span> Syft to produce SBOMs; Grype and Trivy to scan for vulnerabilities; Gitleaks to detect secrets; Semgrep for static analysis.</text:p>
        </text:list-item>
        <text:list-item>
          <text:p text:style-name="P23"><text:span text:style-name="T1">Embeddings &amp; vector DB:</text:span> Sentence transformers or llama.cpp embedding models; pgvector or Qdrant to store vectors and link them to original files.</text:p>
        </text:list-item>
        <text:list-item>
          <text:p text:style-name="P23"><text:span text:style-name="T1">Visualization &amp; reports:</text:span> Graph builders, markdown generators and PDF compilers.</text:p>
        </text:list-item>
      </text:list>
      <text:h text:style-name="Heading_20_2" text:outline-level="2"><text:bookmark-start text:name="outputs"/>Outputs<text:bookmark-end text:name="outputs"/></text:h>
      <text:p text:style-name="First_20_paragraph">The Digest Agent delivers:</text:p>
      <text:list text:style-name="L24">
        <text:list-item>
          <text:p text:style-name="P24"><text:span text:style-name="T1">Digest reports:</text:span> Markdown documents (e.g. <text:span text:style-name="Source_Text">2025‑08‑22_digest_report.md</text:span>) summarising findings.</text:p>
        </text:list-item>
        <text:list-item>
          <text:p text:style-name="P24"><text:span text:style-name="T1">Structured indices:</text:span> JSONL files representing the knowledge graph, call graph and embedding metadata. These feed search and retrieval APIs.</text:p>
        </text:list-item>
        <text:list-item>
          <text:p text:style-name="P24"><text:span text:style-name="T1">SBOM &amp; security reports:</text:span> Comprehensive lists of dependencies and vulnerabilities.</text:p>
        </text:list-item>
        <text:list-item>
          <text:p text:style-name="P24"><text:span text:style-name="T1">Vector store entries:</text:span> Embeddings upserted to the chosen vector DB for semantic search.</text:p>
        </text:list-item>
      </text:list>
      <text:h text:style-name="Heading_20_2" text:outline-level="2"><text:bookmark-start text:name="relationship-to-other-components-3"/>Relationship to Other Components<text:bookmark-end text:name="relationship-to-other-components-3"/></text:h>
      <text:list text:style-name="L25">
        <text:list-item>
          <text:p text:style-name="P25"><text:span text:style-name="T1">Board Agents:</text:span> Commission digestion tasks and consume the Digest Agent’s findings when making strategic decisions.</text:p>
        </text:list-item>
        <text:list-item>
          <text:p text:style-name="P25"><text:span text:style-name="T1">MicroAgentStacks:</text:span> Used to parallelise large digests—each stack handles a set of sources and feeds results back to the Digest Agent.</text:p>
        </text:list-item>
        <text:list-item>
          <text:p text:style-name="P25"><text:span text:style-name="T1">ModelSelectorAgents:</text:span> Select embedding models and summarisation LLMs appropriate for each source type. For example, code summarisation may use a codex model, while plain text summarisation uses a general LLM.</text:p>
        </text:list-item>
        <text:list-item>
          <text:p text:style-name="P25"><text:span text:style-name="T1">Data &amp; Storage layer:</text:span> Stores artefacts and indices in MinIO, Postgres and the vector store. The Digest Agent ensures proper metadata tagging and retention policies.</text:p>
        </text:list-item>
      </text:list>
      <text:p text:style-name="First_20_paragraph">By systematically consuming and analysing every relevant piece of information, the Digest Agent turns unstructured data into actionable knowledge for ark‑os‑noa’s decision makers. # Backend — Services &amp; Infrastructure of ark‑os‑noa</text:p>
      <text:h text:style-name="Heading_20_2" text:outline-level="2"><text:bookmark-start text:name="purpose-1"/>Purpose<text:bookmark-end text:name="purpose-1"/></text:h>
      <text:p text:style-name="First_20_paragraph">The <text:span text:style-name="T1">backend</text:span> of ark‑os‑noa comprises all of the runtime services and infrastructure that turn high‑level plans into concrete work. It includes the event bus, microservices that implement the <text:span text:style-name="T1">Expanded Digest Pipeline</text:span>, sidecars that enable the <text:span text:style-name="T1">Capsule</text:span> pattern, and internal data stores. Together, these components provide a robust, scalable and secure environment for executing tasks, orchestrated by NOA and the Board Agents.</text:p>
      <text:h text:style-name="Heading_20_2" text:outline-level="2"><text:bookmark-start text:name="services-microservices"/>Services &amp; Microservices<text:bookmark-end text:name="services-microservices"/></text:h>
      <text:h text:style-name="Heading_20_3" text:outline-level="3"><text:bookmark-start text:name="core-pipeline-services"/>Core Pipeline Services<text:bookmark-end text:name="core-pipeline-services"/></text:h>
      <text:p text:style-name="First_20_paragraph">The digest‑everything pipeline is decomposed into a series of microservices, each responsible for a discrete stage. Running them as independent services ensures that each can scale, fail and be updated independently, which is aligned with microservice best practices【43537238352704†L1068-L1088】.</text:p>
      <text:list text:style-name="L26">
        <text:list-item>
          <text:p text:style-name="P26"><text:span text:style-name="T1">Intake Service:</text:span> Receives digest requests; validates inputs (repo URLs, API endpoints, model lists); creates provenance records and initializes workspace directories.</text:p>
        </text:list-item>
        <text:list-item>
          <text:p text:style-name="P26"><text:span text:style-name="T1">Classifier Service:</text:span> Detects programming languages, build systems, service types (CLI, API, library) and licences. Produces a <text:span text:style-name="Source_Text">profile.json</text:span> summarising the source.</text:p>
        </text:list-item>
        <text:list-item>
          <text:p text:style-name="P26"><text:span text:style-name="T1">Graph Extract Service:</text:span> Parses code and schemas to build call graphs, data flow graphs and config surfaces. Supports multi‑language parsing (Python, JS/TS, Go, Rust, Java). Outputs <text:span text:style-name="Source_Text">kg.json</text:span> and <text:span text:style-name="Source_Text">system_card.md</text:span>.</text:p>
        </text:list-item>
        <text:list-item>
          <text:p text:style-name="P26"><text:span text:style-name="T1">Embeddings Service:</text:span> Generates embeddings for code and documentation using models selected by ModelSelectorAgents. Upserts vectors to pgvector or Qdrant.</text:p>
        </text:list-item>
        <text:list-item>
          <text:p text:style-name="P26"><text:span text:style-name="T1">Env Synthesis Service:</text:span> Emits Dockerfiles, docker‑compose YAML, Kubernetes manifests, <text:span text:style-name="Source_Text">.env.example</text:span>, <text:span text:style-name="Source_Text">Makefile</text:span> targets and config schemas. Ensures reproducible builds using outer BuildKit (no DinD).</text:p>
        </text:list-item>
        <text:list-item>
          <text:p text:style-name="P26"><text:span text:style-name="T1">Safety Service:</text:span> Runs SBOM generation (Syft), vulnerability scans (Grype/Trivy), secret scans (Gitleaks) and static analysis (Semgrep). Applies policy gates; stops the pipeline on critical issues.</text:p>
        </text:list-item>
        <text:list-item>
          <text:p text:style-name="P26"><text:span text:style-name="T1">Runner Service:</text:span> Builds and runs the source in a controlled container environment; executes existing tests or generates smoke tests; produces <text:span text:style-name="Source_Text">demo.md</text:span>.</text:p>
        </text:list-item>
        <text:list-item>
          <text:p text:style-name="P26"><text:span text:style-name="T1">Integrator Service:</text:span> Generates adapters (SDKs for Python, Node, Go), telemetry hooks and policy stubs; prepares packaging instructions.</text:p>
        </text:list-item>
        <text:list-item>
          <text:p text:style-name="P26"><text:span text:style-name="T1">Registrar Service:</text:span> Writes outputs and metadata to storage (registry, MinIO, Postgres); registers embeddings; updates indexes for search.</text:p>
        </text:list-item>
      </text:list>
      <text:h text:style-name="Heading_20_3" text:outline-level="3"><text:bookmark-start text:name="auxiliary-services"/>Auxiliary Services<text:bookmark-end text:name="auxiliary-services"/></text:h>
      <text:list text:style-name="L27">
        <text:list-item>
          <text:p text:style-name="P27"><text:span text:style-name="T1">CRM Strangler Proxy:</text:span> Provides a transparent layer between internal clients and an external CRM. It records requests/responses, supports <text:span text:style-name="T2">shadow</text:span> and <text:span text:style-name="T2">write‑through</text:span> modes, and allows incremental internal re‑implementation of CRM features.</text:p>
        </text:list-item>
        <text:list-item>
          <text:p text:style-name="P27"><text:span text:style-name="T1">Model Serving:</text:span> Hosts local models using frameworks like llama.cpp, Ollama or vLLM. Exposes endpoints for inference and embedding generation. Each model server is packaged in its own container with health checks.</text:p>
        </text:list-item>
        <text:list-item>
          <text:p text:style-name="P27"><text:span text:style-name="T1">Gateway API:</text:span> A FastAPI service exposing endpoints: <text:span text:style-name="Source_Text">/digest</text:span>, <text:span text:style-name="Source_Text">/capsule/spawn</text:span>, <text:span text:style-name="Source_Text">/crm/toggle</text:span>, <text:span text:style-name="Source_Text">/models/ingest</text:span>, <text:span text:style-name="Source_Text">/models/benchmark</text:span>, <text:span text:style-name="Source_Text">/admin/*</text:span>. Acts as the single entry point for external clients and the front‑end.</text:p>
        </text:list-item>
      </text:list>
      <text:h text:style-name="Heading_20_2" text:outline-level="2"><text:bookmark-start text:name="event-bus-orchestration"/>Event Bus &amp; Orchestration<text:bookmark-end text:name="event-bus-orchestration"/></text:h>
      <text:list text:style-name="L28">
        <text:list-item>
          <text:p text:style-name="P28"><text:span text:style-name="T1">Redis Streams:</text:span> Provides the primary event bus for inter‑service communication. Services consume and produce events in a decoupled fashion. The bus also supports message persistence and backpressure.</text:p>
        </text:list-item>
        <text:list-item>
          <text:p text:style-name="P28"><text:span text:style-name="T1">NATS (optional):</text:span> A lightweight publish/subscribe system for high fan‑out or cross‑cluster communication. Enabled via a feature flag.</text:p>
        </text:list-item>
        <text:list-item>
          <text:p text:style-name="P28"><text:span text:style-name="T1">Workflow Engine:</text:span> A simple DAG engine built on Redis to coordinate pipeline tasks with retries and backoff. Temporal or Argo Workflows can be integrated later for more sophisticated orchestrations.</text:p>
        </text:list-item>
      </text:list>
      <text:h text:style-name="Heading_20_2" text:outline-level="2"><text:bookmark-start text:name="capsule-sidecars"/>Capsule Sidecars<text:bookmark-end text:name="capsule-sidecars"/></text:h>
      <text:p text:style-name="First_20_paragraph">All containers run inside a “Capsule” to simulate container‑in‑container and Kubernetes‑in‑Kubernetes workflows without the security and performance drawbacks【716409907369096†L1037-L1067】. Capsule sidecars include:</text:p>
      <text:list text:style-name="L29">
        <text:list-item>
          <text:p text:style-name="P29"><text:span text:style-name="T1">Build‑Proxy:</text:span> A lightweight service that proxies inner <text:span text:style-name="Source_Text">docker build</text:span> and <text:span text:style-name="Source_Text">nerdctl</text:span> commands to the outer BuildKit daemon. It exposes a local socket inside the Capsule but forwards build requests externally, avoiding duplicate layer storage.</text:p>
        </text:list-item>
        <text:list-item>
          <text:p text:style-name="P29"><text:span text:style-name="T1">Service‑Mirror:</text:span> Watches inner service definitions and publishes corresponding services in the outer service mesh with mTLS and SLO configurations. This allows inner services to be reachable and observable from the outer plane.</text:p>
        </text:list-item>
        <text:list-item>
          <text:p text:style-name="P29"><text:span text:style-name="T1">Policy Agent (OPA):</text:span> Enforces egress rules, resource quotas, and other policies at the Capsule boundary. It integrates with eBPF to block unauthorised traffic.</text:p>
        </text:list-item>
        <text:list-item>
          <text:p text:style-name="P29"><text:span text:style-name="T1">Telemetry Agent:</text:span> Collects traces, metrics and logs from the inner services and sidecars. It forwards data to the central observability stack with proper trace‑ID propagation.</text:p>
        </text:list-item>
        <text:list-item>
          <text:p text:style-name="P29"><text:span text:style-name="T1">vcluster (optional):</text:span> Provides a lightweight Kubernetes API server inside the Capsule for tools that require kubectl. It maps pods to the parent cluster’s nodes without duplicating container runtimes.</text:p>
        </text:list-item>
      </text:list>
      <text:h text:style-name="Heading_20_2" text:outline-level="2"><text:bookmark-start text:name="data-stores"/>Data Stores<text:bookmark-end text:name="data-stores"/></text:h>
      <text:list text:style-name="L30">
        <text:list-item>
          <text:p text:style-name="P30"><text:span text:style-name="T1">OCI Registry:</text:span> Stores container images, compiled outputs and Capsule definitions. The registry uses content‑addressed storage and enforces immutable tags.</text:p>
        </text:list-item>
        <text:list-item>
          <text:p text:style-name="P30"><text:span text:style-name="T1">MinIO:</text:span> Stores large artefacts, zipped deliverables, SBOMs and data sets. Supports versioning and server‑side encryption.</text:p>
        </text:list-item>
        <text:list-item>
          <text:p text:style-name="P30"><text:span text:style-name="T1">Postgres (+ Supabase):</text:span> Maintains metadata (profiles, system cards, run logs), traces, job statuses and vector search indices. Supabase provides developer APIs and pgvector integration.</text:p>
        </text:list-item>
        <text:list-item>
          <text:p text:style-name="P30"><text:span text:style-name="T1">Vector Store:</text:span> For embeddings. The backend can be <text:span text:style-name="Source_Text">pgvector</text:span> in Postgres or an external Qdrant instance. A feature flag chooses which driver to enable.</text:p>
        </text:list-item>
      </text:list>
      <text:h text:style-name="Heading_20_2" text:outline-level="2"><text:bookmark-start text:name="security-compliance"/>Security &amp; Compliance<text:bookmark-end text:name="security-compliance"/></text:h>
      <text:p text:style-name="First_20_paragraph">The backend enforces numerous policies:</text:p>
      <text:list text:style-name="L31">
        <text:list-item>
          <text:p text:style-name="P31"><text:span text:style-name="T1">No DinD:</text:span> Build operations are forwarded to outer BuildKit/containerd; containers run with user namespaces and seccomp, preventing container‑root escalation【43537238352704†L1068-L1088】.</text:p>
        </text:list-item>
        <text:list-item>
          <text:p text:style-name="P31"><text:span text:style-name="T1">Licence &amp; vulnerability gates:</text:span> The Safety service halts builds on critical issues; the Board Agents define accepted licence lists and vulnerability thresholds.</text:p>
        </text:list-item>
        <text:list-item>
          <text:p text:style-name="P31"><text:span text:style-name="T1">Secrets management:</text:span> Secrets are never stored in environment variables. They are mounted as files via Vault or similar systems, and sidecars are responsible for retrieving them.</text:p>
        </text:list-item>
        <text:list-item>
          <text:p text:style-name="P31"><text:span text:style-name="T1">Audit trails:</text:span> Every API call, pipeline event and model selection decision logs context (who, what, when, rationale). These logs live in Postgres and are tied to run IDs.</text:p>
        </text:list-item>
      </text:list>
      <text:h text:style-name="Heading_20_2" text:outline-level="2"><text:bookmark-start text:name="development-testing"/>Development &amp; Testing<text:bookmark-end text:name="development-testing"/></text:h>
      <text:list text:style-name="L32">
        <text:list-item>
          <text:p text:style-name="P32"><text:span text:style-name="T1">Makefile:</text:span> Provides convenience targets (<text:span text:style-name="Source_Text">make up</text:span>, <text:span text:style-name="Source_Text">make down</text:span>, <text:span text:style-name="Source_Text">make logs</text:span>, <text:span text:style-name="Source_Text">make demo</text:span>, <text:span text:style-name="Source_Text">make scan</text:span>, <text:span text:style-name="Source_Text">make lock-images</text:span>) for developers. It ensures consistent environment setup and teardown.</text:p>
        </text:list-item>
        <text:list-item>
          <text:p text:style-name="P32"><text:span text:style-name="T1">Docker‑Compose:</text:span> Defines services and dependencies; profiles enable optional components like NATS, Supabase and vcluster. Compose is used for local development. For production, manifests under <text:span text:style-name="Source_Text">k8s/</text:span> can be applied to a Kubernetes cluster.</text:p>
        </text:list-item>
        <text:list-item>
          <text:p text:style-name="P32"><text:span text:style-name="T1">Automated tests:</text:span> Unit and integration tests run within the Runner Service; security scanners run in the Safety Service. CI pipelines (to be implemented post‑launch) build images, run tests, generate SBOMs and publish artefacts.</text:p>
        </text:list-item>
      </text:list>
      <text:p text:style-name="First_20_paragraph">By modularising the backend into clear services and infrastructure layers, ark‑os‑noa achieves the flexibility of microservices with the discipline of reproducible builds and strong security controls. # Data &amp; Storage — Securing the ark‑os‑noa Data Plane</text:p>
      <text:h text:style-name="Heading_20_2" text:outline-level="2"><text:bookmark-start text:name="principle"/>Principle<text:bookmark-end text:name="principle"/></text:h>
      <text:p text:style-name="First_20_paragraph">The data layer of ark‑os‑noa is built around a core principle: <text:span text:style-name="T1">keep all storage within the trust boundary</text:span>. All artefacts—images, datasets, logs, metadata, SBOMs—are retained internally, signed and versioned. Only signed, approved deliverables are exported. This ensures confidentiality, integrity and provenance across the platform.</text:p>
      <text:h text:style-name="Heading_20_2" text:outline-level="2"><text:bookmark-start text:name="components"/>Components<text:bookmark-end text:name="components"/></text:h>
      <text:list text:style-name="L33">
        <text:list-item>
          <text:p text:style-name="P33"><text:span text:style-name="T1">Private OCI Registry:</text:span> Hosts container images, Capsule definitions, build outputs and adapters. Using a private registry prevents untrusted images from entering the environment and allows BuildKit to push/pull from a controlled backend.</text:p>
        </text:list-item>
        <text:list-item>
          <text:p text:style-name="P33"><text:span text:style-name="T1">MinIO (S3‑compatible object store):</text:span> Serves as the main artefact store. It holds large files (zip archives, compiled PDFs), dataset fragments, SBOM documents, vulnerability reports and even model shards. MinIO offers versioning, server‑side encryption (SSE) and lifecycle management.</text:p>
        </text:list-item>
        <text:list-item>
          <text:p text:style-name="P33"><text:span text:style-name="T1">Postgres:</text:span> Stores structured metadata: run logs, profiles (<text:span text:style-name="Source_Text">profile.json</text:span>), system cards (<text:span text:style-name="Source_Text">system_card.md</text:span>), call graphs (<text:span text:style-name="Source_Text">kg.json</text:span>), job statuses, policy decisions and audit trails. Postgres also stores vector embeddings via the <text:span text:style-name="Source_Text">pgvector</text:span> extension.</text:p>
        </text:list-item>
        <text:list-item>
          <text:p text:style-name="P33"><text:span text:style-name="T1">Supabase:</text:span> A self‑hosted instance of Supabase augments Postgres with developer APIs, authentication and real‑time features. It provides a convenient interface for front‑end applications and external tools until the platform fully internalises these capabilities.</text:p>
        </text:list-item>
        <text:list-item>
          <text:p text:style-name="P33"><text:span text:style-name="T1">Vector Store:</text:span> Embeddings generated by the Embeddings Service are stored in either <text:span text:style-name="Source_Text">pgvector</text:span> (Postgres) or a dedicated Qdrant cluster. pgvector is enabled by default for simplicity; Qdrant can be turned on via a feature flag to support larger vector workloads.</text:p>
        </text:list-item>
      </text:list>
      <text:h text:style-name="Heading_20_2" text:outline-level="2"><text:bookmark-start text:name="policies-best-practices"/>Policies &amp; Best Practices<text:bookmark-end text:name="policies-best-practices"/></text:h>
      <text:list text:style-name="L34">
        <text:list-item>
          <text:p text:style-name="P34"><text:span text:style-name="T1">Immutability:</text:span> Artefacts are stored content‑addressed using SHA‑256 digests. Tags or names are pointers to immutable content; rewriting tags triggers new versions. This prevents tampering and ensures reproducible builds.</text:p>
        </text:list-item>
        <text:list-item>
          <text:p text:style-name="P34"><text:span text:style-name="T1">Lineage &amp; Provenance:</text:span> Each deliverable (zip, PDF, image) links back to its inputs, tools, models and run ID. Build provenance is stored as JSON attestation, capturing the environment, command, dependency versions and commit hashes.</text:p>
        </text:list-item>
        <text:list-item>
          <text:p text:style-name="P34"><text:span text:style-name="T1">Retention:</text:span> Short‑lived runs (e.g. experimental digests) are kept for a limited period; long‑term artefacts (e.g. official releases) are retained indefinitely. Policies can be configured per project or domain.</text:p>
        </text:list-item>
        <text:list-item>
          <text:p text:style-name="P34"><text:span text:style-name="T1">Access Control:</text:span> The data plane uses least privilege. Microservices receive temporary scoped tokens to access the object store or registry; access is audited. Secrets (e.g. tokens, keys) are stored in a secrets manager (Vault) and mounted as files, never as environment variables.</text:p>
        </text:list-item>
      </text:list>
      <text:h text:style-name="Heading_20_2" text:outline-level="2"><text:bookmark-start text:name="integration-with-other-components"/>Integration with Other Components<text:bookmark-end text:name="integration-with-other-components"/></text:h>
      <text:list text:style-name="L35">
        <text:list-item>
          <text:p text:style-name="P35"><text:span text:style-name="T1">Backend services:</text:span> Interact with the registry and MinIO via signed URLs or direct API calls. BuildKit pushes images to the registry; the Registrar Service writes artefacts to MinIO and records metadata in Postgres.</text:p>
        </text:list-item>
        <text:list-item>
          <text:p text:style-name="P35"><text:span text:style-name="T1">Digest Agent:</text:span> Reads and writes to MinIO and Postgres; uploads embeddings to the vector store. It uses the registry to store intermediate build images.</text:p>
        </text:list-item>
        <text:list-item>
          <text:p text:style-name="P35"><text:span text:style-name="T1">Model Selector and Model Servers:</text:span> Use Postgres (via pgvector or Qdrant) to store model metadata and evaluation results. Models themselves may be stored as OCI artefacts or in MinIO shards.</text:p>
        </text:list-item>
        <text:list-item>
          <text:p text:style-name="P35"><text:span text:style-name="T1">Front‑end:</text:span> Accesses Supabase for real‑time updates and uses signed URLs to fetch artefacts from MinIO.</text:p>
        </text:list-item>
      </text:list>
      <text:h text:style-name="Heading_20_2" text:outline-level="2"><text:bookmark-start text:name="oneliners-conventions-1"/>One‑Liners &amp; Conventions<text:bookmark-end text:name="oneliners-conventions-1"/></text:h>
      <text:p text:style-name="P36"># Create local directories mirroring services (for dev/testing)</text:p>
      <text:p text:style-name="P37">mkdir -p storage/{oci,minio,postgres,supabase,artifacts} &amp;&amp; tree -L 2 storage || ls -R storage</text:p>
      <text:p text:style-name="P38"/>
      <text:p text:style-name="P39"># Content‑address an artefact</text:p>
      <text:p text:style-name="P40">digest=$(sha256sum output.zip | awk '{print $1}')</text:p>
      <text:p text:style-name="P41">cp output.zip storage/artifacts/${digest}.zip</text:p>
      <text:h text:style-name="Heading_20_2" text:outline-level="2"><text:bookmark-start text:name="why-internal-data-planes-matter"/>Why Internal Data Planes Matter<text:bookmark-end text:name="why-internal-data-planes-matter"/></text:h>
      <text:p text:style-name="First_20_paragraph">Keeping storage internal reduces the attack surface and simplifies compliance. Data never leaves the environment without explicit signing and approval. When combined with provenance tracking, this approach ensures that every piece of data can be traced back to its origin and verified—critical for regulated environments and supply‑chain integrity. # Combined Framework &amp; Architecture of ark‑os‑noa</text:p>
      <text:h text:style-name="Heading_20_2" text:outline-level="2"><text:bookmark-start text:name="highlevel-overview"/>High‑Level Overview<text:bookmark-end text:name="highlevel-overview"/></text:h>
      <text:p text:style-name="First_20_paragraph"><text:span text:style-name="T1">ark‑os‑noa</text:span> is an <text:span text:style-name="T1">agentic AI platform</text:span> designed to realise ElementArk/DeFlex’s business model. It combines hierarchical organisational patterns (NOA → Board Agents → MicroAgentStacks → microservices) with modern infrastructure techniques (Capsule/Full‑Illusion pattern, private data plane, event bus) and an adaptable AI layer (ModelSelectorAgents and Digest Agent). The result is a “<text:span text:style-name="T1">hive mind</text:span>” of specialised agents capable of digesting, reasoning about and producing artefacts across software, data and SaaS systems.</text:p>
      <text:h text:style-name="Heading_20_2" text:outline-level="2"><text:bookmark-start text:name="layers-hierarchy"/>Layers &amp; Hierarchy<text:bookmark-end text:name="layers-hierarchy"/></text:h>
      <text:h text:style-name="Heading_20_3" text:outline-level="3"><text:bookmark-start text:name="strategy-orchestration-layer"/>1. Strategy &amp; Orchestration Layer<text:bookmark-end text:name="strategy-orchestration-layer"/></text:h>
      <text:list text:style-name="L36">
        <text:list-item>
          <text:p text:style-name="P42"><text:span text:style-name="T1">NOA:</text:span> The ExecutiveCommanderChiefAgent at the top. Transforms business goals into actionable plans, assigns Board Agents, sets policies, and monitors execution.</text:p>
        </text:list-item>
        <text:list-item>
          <text:p text:style-name="P42"><text:span text:style-name="T1">Board Agents:</text:span> Domain‑specific executives (Strategy/CTO, COO, CFO/FinOps, Legal/Compliance, Security, Growth/Partnerships, Digest). Each can commission work via MicroAgentStacks and request ModelSelector assistance.</text:p>
        </text:list-item>
      </text:list>
      <text:h text:style-name="Heading_20_3" text:outline-level="3"><text:bookmark-start text:name="execution-layer"/>2. Execution Layer<text:bookmark-end text:name="execution-layer"/></text:h>
      <text:list text:style-name="L37">
        <text:list-item>
          <text:p text:style-name="P43"><text:span text:style-name="T1">MicroAgentStacks:</text:span> On‑demand work pods orchestrated by a CommandChiefAgent. Each stack contains Operators, Adapters and Guards and runs through a defined lifecycle (Bootstrap → Execute → Validate → Package → Archive). Stacks interact with external sources (repos, CRMs, APIs) and internal services via Adapters.</text:p>
        </text:list-item>
        <text:list-item>
          <text:p text:style-name="P43"><text:span text:style-name="T1">Expanded Digest Pipeline:</text:span> A set of microservices (Intake, Classifier, Graph Extract, Embeddings, Env Synthesis, Safety, Runner, Integrator, Registrar) that perform the actual work. Each is loosely coupled via an event bus and runs inside the Capsule environment. CRM Strangler and Model Serving are additional services.</text:p>
        </text:list-item>
      </text:list>
      <text:h text:style-name="Heading_20_3" text:outline-level="3"><text:bookmark-start text:name="infrastructure-layer"/>3. Infrastructure Layer<text:bookmark-end text:name="infrastructure-layer"/></text:h>
      <text:list text:style-name="L38">
        <text:list-item>
          <text:p text:style-name="P44"><text:span text:style-name="T1">Capsule Architecture (Full Illusion):</text:span> Encapsulates stacks and services in a sandbox that forwards build operations and network traffic to the outer runtime. Capsule sidecars (Build‑Proxy, Service‑Mirror, Policy Agent, Telemetry Agent, optionally vcluster) provide the illusion of Docker‑in‑Docker and Kubernetes‑in‑Kubernetes without their drawbacks【716409907369096†L1037-L1067】.</text:p>
        </text:list-item>
        <text:list-item>
          <text:p text:style-name="P44"><text:span text:style-name="T1">Event Bus &amp; Orchestration:</text:span> Redis Streams (primary) and optional NATS enable asynchronous communication. A workflow engine coordinates the pipeline steps, handling retries and backoff.</text:p>
        </text:list-item>
        <text:list-item>
          <text:p text:style-name="P44"><text:span text:style-name="T1">Data Plane:</text:span> Private OCI registry, MinIO, Postgres (+ pgvector/Supabase) and optionally Qdrant. This plane stores everything from container images to embeddings and ensures data stays within the trust boundary.</text:p>
        </text:list-item>
        <text:list-item>
          <text:p text:style-name="P44"><text:span text:style-name="T1">Observability &amp; Security:</text:span> OTel tracing, Prometheus metrics, policy agents, SBOM/vulnerability scanners and secrets management. The <text:span text:style-name="T1">no DinD</text:span> policy and user namespaces reduce privilege escalation risk【43537238352704†L1068-L1088】.</text:p>
        </text:list-item>
      </text:list>
      <text:h text:style-name="Heading_20_2" text:outline-level="2"><text:bookmark-start text:name="how-the-pieces-fit-together"/>How the Pieces Fit Together<text:bookmark-end text:name="how-the-pieces-fit-together"/></text:h>
      <text:list text:style-name="L39">
        <text:list-item>
          <text:p text:style-name="P45"><text:span text:style-name="T1">Goal Intake:</text:span> A high‑level goal arrives. NOA normalises it into a WorkPlan and determines which Board Agents are responsible.</text:p>
        </text:list-item>
        <text:list-item>
          <text:p text:style-name="P45"><text:span text:style-name="T1">Board Planning:</text:span> Board Agents refine the goal, assign budgets, define SLAs and set policies. They request MicroAgentStacks and ModelSelectorAgents as needed.</text:p>
        </text:list-item>
        <text:list-item>
          <text:p text:style-name="P45"><text:span text:style-name="T1">Stack Deployment:</text:span> For each task, a MicroAgentStack is spawned. The stack uses Adapters to fetch sources (repos, CRMs), Operators to parse/analyse, and Guards to enforce policies. Microservices implement the digest pipeline, orchestrated via the event bus.</text:p>
        </text:list-item>
        <text:list-item>
          <text:p text:style-name="P45"><text:span text:style-name="T1">Model Selection &amp; Execution:</text:span> When a service or operator needs AI inference (embeddings, summarisation, code explanation), it calls a ModelSelectorAgent. The selected model is executed via local model servers or remote APIs.</text:p>
        </text:list-item>
        <text:list-item>
          <text:p text:style-name="P45"><text:span text:style-name="T1">Data Persistence:</text:span> Outputs from each step (SBOMs, graphs, embeddings, demos) are persisted via the Data Plane. The Registrar Service updates indexes and metadata.</text:p>
        </text:list-item>
        <text:list-item>
          <text:p text:style-name="P45"><text:span text:style-name="T1">Completion &amp; Reporting:</text:span> Once tasks finish, the stack packages results into a zip and compiled PDF, publishes them to MinIO and the registry, and updates Postgres. NOA receives a report and archives the run.</text:p>
        </text:list-item>
      </text:list>
      <text:h text:style-name="Heading_20_2" text:outline-level="2"><text:bookmark-start text:name="why-this-architecture"/>Why This Architecture?<text:bookmark-end text:name="why-this-architecture"/></text:h>
      <text:list text:style-name="L40">
        <text:list-item>
          <text:p text:style-name="P46"><text:span text:style-name="T1">Modularity &amp; Scalability:</text:span> By decomposing functionality into microservices and agents, ark‑os‑noa can scale horizontally and update components independently—avoiding the pitfalls of monolithic systems【43537238352704†L1068-L1088】.</text:p>
        </text:list-item>
        <text:list-item>
          <text:p text:style-name="P46"><text:span text:style-name="T1">Security &amp; Compliance:</text:span> The Capsule pattern, no DinD policy, private data plane and sidecar enforcement minimise the attack surface. SBOMs, licences and vulnerability scans ensure supply‑chain integrity.</text:p>
        </text:list-item>
        <text:list-item>
          <text:p text:style-name="P46"><text:span text:style-name="T1">Intelligence &amp; Adaptability:</text:span> ModelSelectorAgents enable adaptive AI usage; the Digest Agent builds knowledge graphs and embeddings; the board can ingest CRMs and SaaS systems without downtime using the strangler proxy.</text:p>
        </text:list-item>
        <text:list-item>
          <text:p text:style-name="P46"><text:span text:style-name="T1">Auditability &amp; Provenance:</text:span> Every decision, model selection and action is logged in Postgres and associated with a run ID. Artefacts are content‑addressed and signed. This supports post‑mortems, compliance and future learning.</text:p>
        </text:list-item>
      </text:list>
      <text:h text:style-name="Heading_20_2" text:outline-level="2"><text:bookmark-start text:name="extensibility"/>Extensibility<text:bookmark-end text:name="extensibility"/></text:h>
      <text:list text:style-name="L41">
        <text:list-item>
          <text:p text:style-name="P47"><text:span text:style-name="T1">New Board roles:</text:span> Additional executives (e.g. Marketing, HR) can be added by extending the roster and defining their domains and policies.</text:p>
        </text:list-item>
        <text:list-item>
          <text:p text:style-name="P47"><text:span text:style-name="T1">Additional microservices:</text:span> New processing stages (e.g. code transformers, simulation engines) can be plugged into the pipeline without redesigning the whole system.</text:p>
        </text:list-item>
        <text:list-item>
          <text:p text:style-name="P47"><text:span text:style-name="T1">Hybrid deployment:</text:span> While Compose is used locally, Kubernetes manifests (<text:span text:style-name="Source_Text">k8s/</text:span>) can be applied to a cluster; the same Capsule pattern applies.</text:p>
        </text:list-item>
        <text:list-item>
          <text:p text:style-name="P47"><text:span text:style-name="T1">Model &amp; Connector expansions:</text:span> New AI models are registered via the ModelSelector; new connectors are implemented by Adapters to integrate more SaaS or data sources.</text:p>
        </text:list-item>
      </text:list>
      <text:p text:style-name="First_20_paragraph">The <text:span text:style-name="T1">Combined Framework &amp; Architecture</text:span> unifies strategic planning, microservice execution, security and AI into a cohesive system. It is intentionally modular to allow continuous growth and improvement. # API, Connectors &amp; Front‑End of ark‑os‑noa</text:p>
      <text:h text:style-name="Heading_20_2" text:outline-level="2"><text:bookmark-start text:name="gateway-api"/>Gateway API<text:bookmark-end text:name="gateway-api"/></text:h>
      <text:p text:style-name="First_20_paragraph">The <text:span text:style-name="T1">Gateway API</text:span> is the central entry point for interacting with ark‑os‑noa’s backend services. Implemented using FastAPI, it exposes endpoints for ingesting sources, spawning capsules, toggling CRM behaviours, ingesting models and administering the system.</text:p>
      <text:h text:style-name="Heading_20_3" text:outline-level="3"><text:bookmark-start text:name="key-endpoints"/>Key Endpoints<text:bookmark-end text:name="key-endpoints"/></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Endpoint</text:p>
            </table:table-cell>
            <table:table-cell table:style-name="TableHeaderRowCell" office:value-type="string">
              <text:p text:style-name="Table_20_Heading">Method</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Source_Text">/digest</text:span></text:p>
          </table:table-cell>
          <table:table-cell table:style-name="TableRowCell" office:value-type="string">
            <text:p text:style-name="Table_20_Contents">POST</text:p>
          </table:table-cell>
          <table:table-cell table:style-name="TableRowCell" office:value-type="string">
            <text:p text:style-name="Table_20_Contents">Submit a digest request. The request includes sources (e.g. repo URL, API base URL), intent (integrate, analyse), and optional metadata. It triggers the Intake Service and returns a job ID.</text:p>
          </table:table-cell>
        </table:table-row>
        <table:table-row>
          <table:table-cell table:style-name="TableRowCell" office:value-type="string">
            <text:p text:style-name="Table_20_Contents"><text:span text:style-name="Source_Text">/capsule/spawn</text:span></text:p>
          </table:table-cell>
          <table:table-cell table:style-name="TableRowCell" office:value-type="string">
            <text:p text:style-name="Table_20_Contents">POST</text:p>
          </table:table-cell>
          <table:table-cell table:style-name="TableRowCell" office:value-type="string">
            <text:p text:style-name="Table_20_Contents">Spawn a new Capsule environment. Returns Capsule identifiers and access tokens. Used when custom stacks need to be run manually or via the front‑end.</text:p>
          </table:table-cell>
        </table:table-row>
        <table:table-row>
          <table:table-cell table:style-name="TableRowCell" office:value-type="string">
            <text:p text:style-name="Table_20_Contents"><text:span text:style-name="Source_Text">/crm/toggle</text:span></text:p>
          </table:table-cell>
          <table:table-cell table:style-name="TableRowCell" office:value-type="string">
            <text:p text:style-name="Table_20_Contents">POST</text:p>
          </table:table-cell>
          <table:table-cell table:style-name="TableRowCell" office:value-type="string">
            <text:p text:style-name="Table_20_Contents">Toggle the CRM Strangler Proxy mode for a specific endpoint (e.g. enable write‑through for <text:span text:style-name="Source_Text">/contacts</text:span>). Allows incremental migration from external CRM to internal implementation.</text:p>
          </table:table-cell>
        </table:table-row>
        <table:table-row>
          <table:table-cell table:style-name="TableRowCell" office:value-type="string">
            <text:p text:style-name="Table_20_Contents"><text:span text:style-name="Source_Text">/models/ingest</text:span></text:p>
          </table:table-cell>
          <table:table-cell table:style-name="TableRowCell" office:value-type="string">
            <text:p text:style-name="Table_20_Contents">POST</text:p>
          </table:table-cell>
          <table:table-cell table:style-name="TableRowCell" office:value-type="string">
            <text:p text:style-name="Table_20_Contents">Add a model to the local registry. Accepts a model identifier (e.g. Hugging Face repo) and optional metadata. The Model Serving service pulls the model and makes it available through the ModelSelector.</text:p>
          </table:table-cell>
        </table:table-row>
        <table:table-row>
          <table:table-cell table:style-name="TableRowCell" office:value-type="string">
            <text:p text:style-name="Table_20_Contents"><text:span text:style-name="Source_Text">/models/benchmark</text:span></text:p>
          </table:table-cell>
          <table:table-cell table:style-name="TableRowCell" office:value-type="string">
            <text:p text:style-name="Table_20_Contents">POST</text:p>
          </table:table-cell>
          <table:table-cell table:style-name="TableRowCell" office:value-type="string">
            <text:p text:style-name="Table_20_Contents">Run evaluations on local or remote models. Returns latency, cost and accuracy metrics that feed into the ModelSelector’s decision graph.</text:p>
          </table:table-cell>
        </table:table-row>
        <table:table-row>
          <table:table-cell table:style-name="TableRowCell" office:value-type="string">
            <text:p text:style-name="Table_20_Contents"><text:span text:style-name="Source_Text">/admin/*</text:span></text:p>
          </table:table-cell>
          <table:table-cell table:style-name="TableRowCell" office:value-type="string">
            <text:p text:style-name="Table_20_Contents">GET/POST</text:p>
          </table:table-cell>
          <table:table-cell table:style-name="TableRowCell" office:value-type="string">
            <text:p text:style-name="Table_20_Contents">Administrative endpoints for tasks such as inspecting job statuses, viewing SBOMs, retrieving logs, enabling/disabling features (NATS, Supabase, vcluster) and rotating secrets. Protected via authentication and authorisation.</text:p>
          </table:table-cell>
        </table:table-row>
      </table:table>
      <text:p text:style-name="First_20_paragraph">All endpoints accept and return JSON; error responses include descriptive messages and relevant codes. The Gateway uses request identifiers and attaches trace IDs to facilitate debugging and correlation across services.</text:p>
      <text:h text:style-name="Heading_20_2" text:outline-level="2"><text:bookmark-start text:name="connectors-integrations"/>Connectors &amp; Integrations<text:bookmark-end text:name="connectors-integrations"/></text:h>
      <text:p text:style-name="First_20_paragraph">ark‑os‑noa interacts with the outside world via <text:span text:style-name="T1">Adapters</text:span> and <text:span text:style-name="T1">Connectors</text:span>. These modules encapsulate authentication, rate limiting, and protocol details, allowing the rest of the system to remain agnostic to third‑party specifics.</text:p>
      <text:h text:style-name="Heading_20_3" text:outline-level="3"><text:bookmark-start text:name="builtin-connectors"/>Built‑in Connectors<text:bookmark-end text:name="builtin-connectors"/></text:h>
      <text:list text:style-name="L42">
        <text:list-item>
          <text:p text:style-name="P48"><text:span text:style-name="T1">GitHub Connector:</text:span> Uses the GitHub API to search, clone and pull repositories. It supports scoping by organisation or repository and can read commit logs and PR metadata.</text:p>
        </text:list-item>
        <text:list-item>
          <text:p text:style-name="P48"><text:span text:style-name="T1">CRM Connector:</text:span> Provides read/write access to CRM systems (e.g. Salesforce, HubSpot). Initially operates in shadow mode (read‑only) via the CRM Strangler Proxy; write‑through can be toggled per endpoint. Handles pagination, rate limits and authentication.</text:p>
        </text:list-item>
        <text:list-item>
          <text:p text:style-name="P48"><text:span text:style-name="T1">Model Hub Connector:</text:span> Interfaces with external model repositories (e.g. Hugging Face). Supports pulling models, downloading tokenizers and retrieving licences. Works in conjunction with the Model Serving service.</text:p>
        </text:list-item>
        <text:list-item>
          <text:p text:style-name="P48"><text:span text:style-name="T1">Other API Connectors:</text:span> Additional connectors (e.g. for Slack, Notion, Jira) can be added by implementing the Adapter interface. Each connector is packaged as its own microservice or plugin to preserve modularity.</text:p>
        </text:list-item>
      </text:list>
      <text:h text:style-name="Heading_20_3" text:outline-level="3"><text:bookmark-start text:name="internal-connectors"/>Internal Connectors<text:bookmark-end text:name="internal-connectors"/></text:h>
      <text:list text:style-name="L43">
        <text:list-item>
          <text:p text:style-name="P49"><text:span text:style-name="T1">Registry &amp; Object Store:</text:span> Adapters communicate with the private OCI registry and MinIO using signed URLs. They ensure that images and artefacts are pushed/pulled securely and that content addressing is respected.</text:p>
        </text:list-item>
        <text:list-item>
          <text:p text:style-name="P49"><text:span text:style-name="T1">Database &amp; Vector Store:</text:span> Adapters abstract database interactions. They provide typed functions to query or insert metadata, run logs and embeddings without exposing SQL directly to the application logic.</text:p>
        </text:list-item>
      </text:list>
      <text:h text:style-name="Heading_20_2" text:outline-level="2"><text:bookmark-start text:name="frontend-admin-console"/>Front‑End (Admin Console)<text:bookmark-end text:name="frontend-admin-console"/></text:h>
      <text:p text:style-name="First_20_paragraph">The <text:span text:style-name="T1">Admin Console</text:span> is a web interface built with Next.js. Its primary function is to give administrators and power users visibility and control over the system. Major features include:</text:p>
      <text:list text:style-name="L44">
        <text:list-item>
          <text:p text:style-name="P50"><text:span text:style-name="T1">Jobs Dashboard:</text:span> Displays active and past digest jobs, their statuses, progress bars and any errors. Users can drill down into individual jobs to view their <text:span text:style-name="Source_Text">profile.json</text:span>, <text:span text:style-name="Source_Text">system_card.md</text:span>, SBOMs and vulnerability reports.</text:p>
        </text:list-item>
        <text:list-item>
          <text:p text:style-name="P50"><text:span text:style-name="T1">Capacities &amp; Capsules:</text:span> Shows currently running Capsules, their resource usage and health status. Offers controls to spawn or destroy Capsules.</text:p>
        </text:list-item>
        <text:list-item>
          <text:p text:style-name="P50"><text:span text:style-name="T1">Artefacts Explorer:</text:span> Lists generated artefacts (zip files, PDFs, embeddings, SBOMs). Allows downloading via signed URLs and cross‑referencing to their origins.</text:p>
        </text:list-item>
        <text:list-item>
          <text:p text:style-name="P50"><text:span text:style-name="T1">SBOM &amp; Security:</text:span> Provides a dedicated section to review SBOMs, vulnerabilities, licences and risk scores. Policies can be configured here (e.g. accepted licence list, vulnerability severity thresholds).</text:p>
        </text:list-item>
        <text:list-item>
          <text:p text:style-name="P50"><text:span text:style-name="T1">Model Registry &amp; Selector:</text:span> Displays available models, their metadata, benchmarks and usage statistics. Administrators can add models to the ingestion queue or deprecate existing ones. The ModelSelector’s decisions and rationales are visible for transparency.</text:p>
        </text:list-item>
        <text:list-item>
          <text:p text:style-name="P50"><text:span text:style-name="T1">CRM Controls:</text:span> Allows toggling of CRM endpoint modes (shadow/write‑through), viewing recent calls, and measuring divergence between external CRM data and internal state.</text:p>
        </text:list-item>
        <text:list-item>
          <text:p text:style-name="P50"><text:span text:style-name="T1">Settings &amp; Feature Flags:</text:span> Provides toggles for enabling/disabling optional services (NATS, Supabase, vcluster) and adjusting environment variables. Also offers secret rotation and certificate management.</text:p>
        </text:list-item>
      </text:list>
      <text:h text:style-name="Heading_20_2" text:outline-level="2"><text:bookmark-start text:name="interaction-patterns"/>Interaction Patterns<text:bookmark-end text:name="interaction-patterns"/></text:h>
      <text:list text:style-name="L45">
        <text:list-item>
          <text:p text:style-name="P51"><text:span text:style-name="T1">External Clients:</text:span> Use the Gateway API to submit work. They receive job IDs and can query progress or results. Authentication tokens limit access based on roles.</text:p>
        </text:list-item>
        <text:list-item>
          <text:p text:style-name="P51"><text:span text:style-name="T1">Internal Agents:</text:span> Call endpoints via Adapters. For example, a CommandChiefAgent may call <text:span text:style-name="Source_Text">/digest</text:span> to start digestion for a new source or <text:span text:style-name="Source_Text">/models/ingest</text:span> to add an in‑house model. Internal calls attach run IDs and context for traceability.</text:p>
        </text:list-item>
        <text:list-item>
          <text:p text:style-name="P51"><text:span text:style-name="T1">Front‑End Users:</text:span> Access the Admin Console to monitor and control the system. When they trigger actions (e.g. toggling a CRM endpoint), the console issues calls to the Gateway API on their behalf.</text:p>
        </text:list-item>
      </text:list>
      <text:p text:style-name="First_20_paragraph">By exposing a clear API and a rich front‑end, ark‑os‑noa ensures that humans and agents can seamlessly interact with the system, inspect its state and adapt its behaviour without compromising security or traceability. # Intelligence &amp; Learning in ark‑os‑noa</text:p>
      <text:h text:style-name="Heading_20_2" text:outline-level="2"><text:bookmark-start text:name="vision"/>Vision<text:bookmark-end text:name="vision"/></text:h>
      <text:p text:style-name="First_20_paragraph">ark‑os‑noa aspires to be more than an automation platform—it aims to embody <text:span text:style-name="T1">agentic intelligence</text:span>. Intelligence here means the ability to understand complex systems (codebases, data sets, SaaS integrations), reason about them, learn from past executions, anticipate future scenarios, and adapt models and workflows accordingly. Learning is achieved through a combination of semantic understanding (knowledge graphs and embeddings), model evaluation, feedback loops and simulation of alternative futures (“branchwise foresight”).</text:p>
      <text:h text:style-name="Heading_20_2" text:outline-level="2"><text:bookmark-start text:name="semantic-understanding"/>Semantic Understanding<text:bookmark-end text:name="semantic-understanding"/></text:h>
      <text:p text:style-name="First_20_paragraph">At the heart of ark‑os‑noa’s intelligence lies a <text:span text:style-name="T1">semantic representation</text:span> of the world:</text:p>
      <text:list text:style-name="L46">
        <text:list-item>
          <text:p text:style-name="P52"><text:span text:style-name="T1">Knowledge Graphs:</text:span> Built by the Graph Extract and Digest services, these graphs link code symbols, data entities, API endpoints, configuration keys and other artefacts. They capture relationships (calls, imports, reads/writes, dependency edges) and annotate nodes with metadata (e.g. licence, language, risk). Knowledge graphs enable graph‑based queries and reasoning—answering questions like “Which services write to table X?” or “What code paths handle payment processing?”</text:p>
        </text:list-item>
        <text:list-item>
          <text:p text:style-name="P52"><text:span text:style-name="T1">Embeddings &amp; Vector DB:</text:span> The Embeddings Service converts source code, documentation and natural‑language descriptions into high‑dimensional vectors. Stored in pgvector or Qdrant, these vectors power similarity search and clustering, enabling retrieval of semantically related items even if keywords differ.</text:p>
        </text:list-item>
      </text:list>
      <text:h text:style-name="Heading_20_2" text:outline-level="2"><text:bookmark-start text:name="model-evaluation-evolution"/>Model Evaluation &amp; Evolution<text:bookmark-end text:name="model-evaluation-evolution"/></text:h>
      <text:p text:style-name="First_20_paragraph">The <text:span text:style-name="T1">ModelSelectorAgent</text:span> plays a central role in learning. By recording the performance (latency, cost, accuracy) and outcomes of each model used for a task, the system builds a knowledge base of model behaviours. Over time, the selector’s heuristics can be tuned or even replaced by learned policies that maximise utility subject to constraints. Benchmark results and feedback loops allow the system to retire underperforming models and onboard new ones seamlessly.</text:p>
      <text:h text:style-name="Heading_20_2" text:outline-level="2"><text:bookmark-start text:name="feedback-loops-trace-learning"/>Feedback Loops &amp; Trace Learning<text:bookmark-end text:name="feedback-loops-trace-learning"/></text:h>
      <text:p text:style-name="First_20_paragraph">Every execution produces a <text:span text:style-name="T1">Trace</text:span>—a record of inputs, actions, decisions, outputs and outcomes. These traces are stored in Postgres along with logs and metrics. Post‑run analyses mine these traces to identify patterns:</text:p>
      <text:list text:style-name="L47">
        <text:list-item>
          <text:p text:style-name="P53"><text:span text:style-name="T1">Success patterns:</text:span> Which workflows succeeded quickly with minimal retries? Which models performed best on certain task types?</text:p>
        </text:list-item>
        <text:list-item>
          <text:p text:style-name="P53"><text:span text:style-name="T1">Failure modes:</text:span> Which tasks frequently hit policy violations or vulnerabilities? Which connectors are unreliable?</text:p>
        </text:list-item>
        <text:list-item>
          <text:p text:style-name="P53"><text:span text:style-name="T1">Cost hot‑spots:</text:span> Where is budget being spent? Are there cheaper alternatives?</text:p>
        </text:list-item>
      </text:list>
      <text:p text:style-name="First_20_paragraph">Insights from these analyses can feed back into NOA’s planning and ModelSelector policies, closing the loop between execution and learning.</text:p>
      <text:h text:style-name="Heading_20_2" text:outline-level="2"><text:bookmark-start text:name="mind-maps-branchwise-foresight"/>Mind Maps &amp; Branchwise Foresight<text:bookmark-end text:name="mind-maps-branchwise-foresight"/></text:h>
      <text:p text:style-name="First_20_paragraph">The system leverages the knowledge graph and embeddings to construct <text:span text:style-name="T1">mind maps</text:span>—visual or conceptual maps of relationships between components, tasks and dependencies. These maps assist in reasoning about the impact of changes, identifying missing connections and planning new integrations.</text:p>
      <text:p text:style-name="Text_20_body"><text:span text:style-name="T1">Branchwise foresight</text:span> refers to simulating multiple potential futures or scenarios before committing resources. For example, before migrating a CRM function internally, NOA can instruct a MicroAgentStack to:</text:p>
      <text:list text:style-name="L48">
        <text:list-item>
          <text:p text:style-name="P54"><text:span text:style-name="T1">Simulate Strategy A:</text:span> Keep the external CRM; use the strangler proxy in shadow mode; measure divergence.</text:p>
        </text:list-item>
        <text:list-item>
          <text:p text:style-name="P54"><text:span text:style-name="T1">Simulate Strategy B:</text:span> Implement a minimal internal replacement for a specific endpoint; run synthetic load; compare latency and correctness.</text:p>
        </text:list-item>
        <text:list-item>
          <text:p text:style-name="P54"><text:span text:style-name="T1">Simulate Strategy C:</text:span> Replace the CRM entirely with internal modules and measure performance, cost and user impact.</text:p>
        </text:list-item>
      </text:list>
      <text:p text:style-name="First_20_paragraph">By comparing the outcomes of these branches, NOA and the Board Agents can choose a course of action informed by data rather than intuition. This approach aligns with the idea of <text:span text:style-name="T1">compound AI systems</text:span>, where tasks are decomposed into specialised modules and their outputs orchestrated【438618440126565†L248-L292】.</text:p>
      <text:h text:style-name="Heading_20_2" text:outline-level="2"><text:bookmark-start text:name="continuous-learning-improvement"/>Continuous Learning &amp; Improvement<text:bookmark-end text:name="continuous-learning-improvement"/></text:h>
      <text:p text:style-name="First_20_paragraph">Learning in ark‑os‑noa is continuous:</text:p>
      <text:list text:style-name="L49">
        <text:list-item>
          <text:p text:style-name="P55"><text:span text:style-name="T1">Auto‑patch loops:</text:span> When tests fail, Graph Extract proposes diffs, Runner applies them, and Safety verifies the fixes. Successful patches can be proposed back to source repositories as pull requests.</text:p>
        </text:list-item>
        <text:list-item>
          <text:p text:style-name="P55"><text:span text:style-name="T1">Change intelligence:</text:span> Scheduled self‑digests detect changes in upstream sources; the system predicts breaking changes and generates migration guides.</text:p>
        </text:list-item>
        <text:list-item>
          <text:p text:style-name="P55"><text:span text:style-name="T1">Policy refinement:</text:span> The Board and NOA adjust policies (licence lists, vulnerability thresholds, model selection heuristics) based on operational data and emerging requirements.</text:p>
        </text:list-item>
      </text:list>
      <text:p text:style-name="First_20_paragraph">By combining semantic representations, model analytics, feedback loops and foresight simulations, ark‑os‑noa evolves beyond a static workflow runner into an adaptive system capable of strategic reasoning and self‑improv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22T04:45:29Z</meta:creation-date>
    <dc:date>2025-08-22T04:45:29Z</dc:date>
  </office:meta>
</office:document-meta>
</file>